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9" style:family="paragraph" style:parent-style-name="Text_20_body">
      <style:text-properties style:font-name="Liberation Sans" officeooo:rsid="004ded4c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style:font-name="Liberation Serif" officeooo:rsid="0054dc3a" officeooo:paragraph-rsid="0054dc3a"/>
    </style:style>
    <style:style style:name="P12" style:family="paragraph" style:parent-style-name="Text_20_body" style:list-style-name="L1">
      <style:text-properties style:font-name="Liberation Serif" officeooo:rsid="003e9c06" officeooo:paragraph-rsid="0054dc3a"/>
    </style:style>
    <style:style style:name="P13" style:family="paragraph" style:parent-style-name="Text_20_body" style:list-style-name="L1">
      <style:text-properties style:font-name="Liberation Serif" officeooo:rsid="004f0de9" officeooo:paragraph-rsid="0054dc3a"/>
    </style:style>
    <style:style style:name="P14" style:family="paragraph" style:parent-style-name="Text_20_body" style:list-style-name="L1">
      <style:text-properties style:font-name="Liberation Serif" officeooo:rsid="004f0de9" officeooo:paragraph-rsid="004f0de9"/>
    </style:style>
    <style:style style:name="P15" style:family="paragraph" style:parent-style-name="Text_20_body" style:list-style-name="L1">
      <style:text-properties style:font-name="Liberation Serif" officeooo:rsid="004f0de9" officeooo:paragraph-rsid="005789b6"/>
    </style:style>
    <style:style style:name="P16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7" style:family="paragraph" style:parent-style-name="Text_20_body" style:list-style-name="L3">
      <style:text-properties officeooo:rsid="004cb5a0" officeooo:paragraph-rsid="004ded4c"/>
    </style:style>
    <style:style style:name="P18" style:family="paragraph" style:parent-style-name="Text_20_body" style:list-style-name="L3">
      <style:text-properties officeooo:rsid="004f0de9" officeooo:paragraph-rsid="004f0de9"/>
    </style:style>
    <style:style style:name="P19" style:family="paragraph" style:parent-style-name="Heading_20_1">
      <style:text-properties style:font-name="Liberation Sans" officeooo:rsid="003b1533" officeooo:paragraph-rsid="003b1533"/>
    </style:style>
    <style:style style:name="P20" style:family="paragraph" style:parent-style-name="Heading_20_1">
      <style:text-properties style:font-name="Liberation Serif" officeooo:rsid="004cb5a0" officeooo:paragraph-rsid="004ded4c"/>
    </style:style>
    <style:style style:name="P21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style:style style:name="T10" style:family="text">
      <style:text-properties officeooo:rsid="0058e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10-10T14:53:46.048238854">10/10/16</text:date> </text:p>
      <text:h text:style-name="P19" text:outline-level="1">Summary</text:h>
      <text:p text:style-name="P9">Indexes volumes in the s3 bucket odimh5_archive. Used for many parts of wv! Items and preliminary attributes are initially added by wv_prep (h5_size, stop_timestamp) and regrid in wv_process provides sig_refl and tilt information. </text:p>
      <text:h text:style-name="P20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8">radar_id (number: ID)</text:span></text:p>
      <text:p text:style-name="P10"><text:span text:style-name="T2">Sort Key</text:span>:<text:tab/><text:tab/><text:span text:style-name="T4">subset_id (string: yyyymmdd_HHMMSS_###)</text:span></text:p>
      <text:p text:style-name="P8">Attributes: </text:p>
      <text:list xml:id="list6814933411773462588" text:style-name="L1">
        <text:list-item>
          <text:list>
            <text:list-item>
              <text:p text:style-name="P11">start_timestamp (string)</text:p>
            </text:list-item>
            <text:list-item>
              <text:p text:style-name="P12"><text:span text:style-name="T3">track_id</text:span> (number)</text:p>
            </text:list-item>
            <text:list-item>
              <text:p text:style-name="P13"><text:bookmark-start text:name="__DdeLink__127_1721707863"/>storm_latlonbox <text:bookmark-end text:name="__DdeLink__127_1721707863"/><text:span text:style-name="T5">(string)</text:span></text:p>
            </text:list-item>
            <text:list-item>
              <text:p text:style-name="P14">storm_dbz_<text:span text:style-name="T9">centlat (number)</text:span></text:p>
            </text:list-item>
            <text:list-item>
              <text:p text:style-name="P15">storm_dbz_<text:span text:style-name="T9">centlon (number)</text:span></text:p>
            </text:list-item>
            <text:list-item>
              <text:p text:style-name="P11">h_grid (number)</text:p>
            </text:list-item>
            <text:list-item>
              <text:p text:style-name="P11">v_grid (number)</text:p>
            </text:list-item>
          </text:list>
        </text:list-item>
      </text:list>
      <text:list xml:id="list982101008137058731" text:style-name="L2">
        <text:list-item>
          <text:list>
            <text:list-item>
              <text:p text:style-name="P16">volume (number) <text:span text:style-name="T7">km3</text:span></text:p>
            </text:list-item>
            <text:list-item>
              <text:p text:style-name="P16">area (number) <text:span text:style-name="T7">km2</text:span></text:p>
            </text:list-item>
            <text:list-item>
              <text:p text:style-name="P16">major_axis (number)</text:p>
            </text:list-item>
            <text:list-item>
              <text:p text:style-name="P16">minor_axis (number)</text:p>
            </text:list-item>
            <text:list-item>
              <text:p text:style-name="P16">orient (number)</text:p>
            </text:list-item>
            <text:list-item>
              <text:p text:style-name="P16">max_tops (number)</text:p>
            </text:list-item>
            <text:list-item>
              <text:p text:style-name="P16">max_dbz (number)</text:p>
            </text:list-item>
            <text:list-item>
              <text:p text:style-name="P16">max_dbz_h (number)</text:p>
            </text:list-item>
            <text:list-item>
              <text:p text:style-name="P16">mean_dbz (number)</text:p>
            </text:list-item>
            <text:list-item>
              <text:p text:style-name="P16">max_g_vil (number) <text:span text:style-name="T7">kg/m2</text:span></text:p>
            </text:list-item>
            <text:list-item>
              <text:p text:style-name="P16"><text:soft-page-break/>mass (number) <text:span text:style-name="T7">kt</text:span></text:p>
            </text:list-item>
            <text:list-item>
              <text:p text:style-name="P16">max_sts_dbz_h (number)</text:p>
            </text:list-item>
            <text:list-item>
              <text:p text:style-name="P16">cell_vil (number) <text:span text:style-name="T7">kg/m2</text:span></text:p>
            </text:list-item>
            <text:list-item>
              <text:p text:style-name="P16">max_mesh (number) <text:span text:style-name="T7">mm</text:span></text:p>
            </text:list-item>
            <text:list-item>
              <text:p text:style-name="P16">max_posh (number) <text:span text:style-name="T6">%</text:span></text:p>
            </text:list-item>
          </text:list>
        </text:list-item>
      </text:list>
      <text:p text:style-name="P6"/>
      <text:p text:style-name="P7">NOTE: all stats at multiplied by 10 and rounded</text:p>
      <text:h text:style-name="P21" text:outline-level="1">Usage</text:h>
      <text:list xml:id="list3561829672483390273" text:style-name="L3">
        <text:list-item>
          <text:p text:style-name="P17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17">wv_kml:<text:tab/>Filtering <text:span text:style-name="T3">storms</text:span></text:p>
        </text:list-item>
        <text:list-item>
          <text:p text:style-name="P17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10T14:53:46.022085384</dc:date>
    <meta:editing-duration>PT7H23M9S</meta:editing-duration>
    <meta:editing-cycles>48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38" meta:word-count="161" meta:character-count="1088" meta:non-whitespace-character-count="985"/>
  </office:meta>
</office:document-meta>
</file>